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38c27c" officeooo:paragraph-rsid="0038c27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663" officeooo:paragraph-rsid="003b566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a2af" officeooo:paragraph-rsid="003ca2a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a2af" officeooo:paragraph-rsid="003cbfc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a2af" officeooo:paragraph-rsid="003e759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a2af" officeooo:paragraph-rsid="004260d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a2af" officeooo:paragraph-rsid="0042846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bfc3" officeooo:paragraph-rsid="003cbfc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bfc3" officeooo:paragraph-rsid="00439de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8c27c" officeooo:paragraph-rsid="003b566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2cb3" officeooo:paragraph-rsid="003ca2a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ca2af" officeooo:paragraph-rsid="003ca2af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ca2af" officeooo:paragraph-rsid="003cbfc3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ca2af" officeooo:paragraph-rsid="003e759b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8c27c" officeooo:paragraph-rsid="0040f6b2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b5663" officeooo:paragraph-rsid="003b5663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472534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72534" style:font-size-asian="8.75pt" style:font-style-asian="normal" style:font-size-complex="10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3ca2af" officeooo:paragraph-rsid="003cbfc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3ca2af" officeooo:paragraph-rsid="003ca2a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3ca2af" officeooo:paragraph-rsid="00439de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38c27c" officeooo:paragraph-rsid="0040f6b2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3cbfc3" officeooo:paragraph-rsid="003cbfc3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4pt" fo:font-weight="bold" officeooo:rsid="0040f6b2" officeooo:paragraph-rsid="0040f6b2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8c27c" officeooo:paragraph-rsid="0040f6b2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34af69" officeooo:paragraph-rsid="00439dea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260dc" officeooo:paragraph-rsid="004260dc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a2af" officeooo:paragraph-rsid="00439dea" style:font-size-asian="10.5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b5663" officeooo:paragraph-rsid="003ca2af" style:font-size-asian="10.5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3b5663" officeooo:paragraph-rsid="003b5663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3b5663" officeooo:paragraph-rsid="003e759b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3ca2af" officeooo:paragraph-rsid="003e759b" style:font-size-asian="10.5pt" style:font-weight-asian="normal" style:font-size-complex="12pt" style:font-weight-complex="normal"/>
    </style:style>
    <style:style style:name="P3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cbfc3" style:font-weight-asian="bold" style:font-weight-complex="bold"/>
    </style:style>
    <style:style style:name="T4" style:family="text">
      <style:text-properties fo:font-weight="bold" officeooo:rsid="004260dc" style:font-weight-asian="bold" style:font-weight-complex="bold"/>
    </style:style>
    <style:style style:name="T5" style:family="text">
      <style:text-properties fo:font-weight="bold" officeooo:rsid="00439dea" style:font-weight-asian="bold" style:font-weight-complex="bold"/>
    </style:style>
    <style:style style:name="T6" style:family="text">
      <style:text-properties fo:font-weight="bold" officeooo:rsid="003ca2af" style:font-size-asian="10.5pt" style:font-weight-asian="bold" style:font-weight-complex="bold"/>
    </style:style>
    <style:style style:name="T7" style:family="text">
      <style:text-properties fo:font-weight="bold" officeooo:rsid="00439dea" style:font-size-asian="10.5pt" style:font-weight-asian="bold" style:font-weight-complex="bold"/>
    </style:style>
    <style:style style:name="T8" style:family="text">
      <style:text-properties fo:font-weight="bold" officeooo:rsid="003cbfc3" style:font-size-asian="10.5pt" style:font-weight-asian="bold" style:font-weight-complex="bold"/>
    </style:style>
    <style:style style:name="T9" style:family="text">
      <style:text-properties fo:font-weight="bold" officeooo:rsid="0047db84" style:font-size-asian="10.5pt" style:font-weight-asian="bold" style:font-weight-complex="bold"/>
    </style:style>
    <style:style style:name="T10" style:family="text">
      <style:text-properties style:font-name="Liberation Serif" officeooo:rsid="003ca2af" style:font-size-asian="10.5pt"/>
    </style:style>
    <style:style style:name="T11" style:family="text">
      <style:text-properties officeooo:rsid="003ca2af"/>
    </style:style>
    <style:style style:name="T12" style:family="text">
      <style:text-properties officeooo:rsid="003db4b3"/>
    </style:style>
    <style:style style:name="T13" style:family="text">
      <style:text-properties officeooo:rsid="003e759b"/>
    </style:style>
    <style:style style:name="T14" style:family="text">
      <style:text-properties officeooo:rsid="0040f6b2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officeooo:rsid="004260dc"/>
    </style:style>
    <style:style style:name="T18" style:family="text">
      <style:text-properties officeooo:rsid="0042846e"/>
    </style:style>
    <style:style style:name="T19" style:family="text">
      <style:text-properties officeooo:rsid="00439dea"/>
    </style:style>
    <style:style style:name="T20" style:family="text">
      <style:text-properties officeooo:rsid="003ca2af" style:font-size-asian="10.5pt"/>
    </style:style>
    <style:style style:name="T21" style:family="text">
      <style:text-properties officeooo:rsid="003cbfc3" style:font-size-asian="10.5pt"/>
    </style:style>
    <style:style style:name="T22" style:family="text">
      <style:text-properties officeooo:rsid="00439dea" style:font-size-asian="10.5pt"/>
    </style:style>
    <style:style style:name="T23" style:family="text">
      <style:text-properties officeooo:rsid="004611a5" style:font-size-asian="10.5pt"/>
    </style:style>
    <style:style style:name="T24" style:family="text">
      <style:text-properties officeooo:rsid="0047db84" style:font-size-asian="10.5pt"/>
    </style:style>
    <style:style style:name="T25" style:family="text">
      <style:text-properties officeooo:rsid="004611a5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840c47" style:font-style-asian="normal" style:font-style-complex="normal"/>
    </style:style>
    <style:style style:name="T29" style:family="text">
      <style:text-properties fo:font-style="normal" officeooo:rsid="004c98f8" style:font-style-asian="normal" style:font-style-complex="normal"/>
    </style:style>
    <style:style style:name="T30" style:family="text">
      <style:text-properties officeooo:rsid="0047db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Aufgabe 1 (zur Erinnerung)</text:p>
      <text:p text:style-name="P27"/>
      <text:p text:style-name="P17"><text:span text:style-name="T15">Nummeriere die folgenden Namen nach ihrer </text:span><text:span text:style-name="T16">alphabetischen Reihenfolge</text:span><text:span text:style-name="T15">:</text:span></text:p>
      <text:p text:style-name="P12"/>
      <text:p text:style-name="P24">Meier <text:s text:c="4"/>Auster <text:s text:c="4"/>Pastor <text:s text:c="4"/>Engel <text:s text:c="4"/>Albrecht <text:s text:c="4"/>Knigge <text:s text:c="4"/>Albers <text:s text:c="4"/>Müller <text:s text:c="4"/>Lüstraeten</text:p>
      <text:p text:style-name="P27"/>
      <text:p text:style-name="P27">Formuliere mit eigenen Worten: Wie entscheidet man für zwei beliebige Worte, welches in der alphabetischen Reihenfolge vor dem anderen kommt?</text:p>
      <text:p text:style-name="P27"/>
      <text:p text:style-name="P27"/>
      <text:p text:style-name="P18">Suchbaum: <text:span text:style-name="T14">a</text:span>lphabetisch sortierter Binärbaum</text:p>
      <text:p text:style-name="P4"/>
      <text:p text:style-name="P4">In einem Binärbaum gibt es nicht einen, sondern jeweils zwei Nachfolger. Die alphabetische Reihenfolge im <text:span text:style-name="T14">Binärb</text:span>aum wird durch die folgende <text:span text:style-name="T2">rekursive Regel</text:span> <text:span text:style-name="T30">bestimmt</text:span>.</text:p>
      <text:p text:style-name="P4"/>
      <text:list xml:id="list2872371202" text:style-name="L1">
        <text:list-header>
          <text:p text:style-name="P31">Für jeden Knoten des Binärbaums gilt:<text:line-break/>ALLE Knoten des LINKEN Teilbaums liegen alphabetisch VOR diesem Knoten.<text:line-break/>ALLE Knoten des RECHTEN Teilbaums liegen alphabetisch HINTER diesem Knoten.</text:p>
        </text:list-header>
      </text:list>
      <text:p text:style-name="P4"/>
      <text:p text:style-name="P4">Einen auf diese Art sortierten Binärbaum nennt man <text:span text:style-name="T2">Suchbaum</text:span>.</text:p>
      <text:p text:style-name="P4">Um einen Suchbaum <text:span text:style-name="T2">aufzubauen</text:span> <text:span text:style-name="T30">geht man wie folgt vor</text:span>:</text:p>
      <text:list xml:id="list154545648323849" text:continue-numbering="true" text:style-name="L1">
        <text:list-item>
          <text:p text:style-name="P32">Jedesmal, wenn ein neuer Name hinzugefügt wird, beginnt man an der Wurzel.</text:p>
        </text:list-item>
        <text:list-item>
          <text:p text:style-name="P32">Falls der Baum <text:span text:style-name="T17">bislang </text:span>leer ist, wird der Name an der Wurzel eingefügt.</text:p>
        </text:list-item>
        <text:list-item>
          <text:p text:style-name="P32">Sonst vergleicht man den neuen Namen mit dem Namen an der Wurzel. Falls der neue Name alphabetisch vor der Wurzel liegt, geht man zum linken Nachfolger, sonst zum rechten.</text:p>
        </text:list-item>
        <text:list-item>
          <text:p text:style-name="P32">Den Vergleich wiederholt man mit dem <text:span text:style-name="T11">nächsten</text:span> Knoten und geht so immer weiter von einem Nachfolger zum nächsten, mal links, mal rechts, bis man ein<text:span text:style-name="T17">en leeren Knoten</text:span> erreicht. <text:line-break/>Dort fügt man den neuen Namen dann ein. <text:line-break/>Das bedeutet, dass neue Namen immer ganz unten im Baum als „Blatt“ eingefügt werden.</text:p>
        </text:list-item>
      </text:list>
      <text:p text:style-name="P4"/>
      <text:p text:style-name="P4"/>
      <text:p text:style-name="P14">Aufgabe 2</text:p>
      <text:p text:style-name="P5"/>
      <text:p text:style-name="P5">Es wird ein <text:span text:style-name="T17">leerer</text:span> binärer Suchbaum für Namen er<text:span text:style-name="T17">zeugt</text:span>. <text:span text:style-name="T17">Nach und nach k</text:span>ommen neuen Namen hinzu, <text:span text:style-name="T14">die an zufälliger Stelle in der </text:span>alphabetischen Reihenfolge liegen:</text:p>
      <text:p text:style-name="P5"/>
      <text:p text:style-name="P23">Knigge – Paulsen – Müller – Becker – Engel – Meier – Schmidt – Albrecht – Auster – </text:p>
      <text:p text:style-name="P23">Golz – Verhoeven – Bischof – Pastor – Peters – Albers</text:p>
      <text:p text:style-name="P23"/>
      <text:p text:style-name="P23"/>
      <text:p text:style-name="P8"><text:span text:style-name="T4">Zeichne</text:span><text:span text:style-name="T17"> die Struktur des Suchbaums auf ein leeres Blatt, wenn d</text:span>ie<text:span text:style-name="T19">se</text:span> Namen in <text:span text:style-name="T17">der angegebenen</text:span> Reihenfolge <text:span text:style-name="T17">eingefügt werden,</text:span> nach der oben beschriebenen Vorgehensweise</text:p>
      <text:p text:style-name="P29">(<text:span text:style-name="T30">z</text:span>eichne nur die Namen und ihre Verbindungen, keine Objekte).</text:p>
      <text:p text:style-name="P22"/>
      <text:p text:style-name="P9"><text:span text:style-name="T2">Tipp</text:span>: <text:span text:style-name="T30">D</text:span>enke daran, dass der Baum unten breiter wird. <text:span text:style-name="T18">D</text:span>ie oberen Knoten <text:span text:style-name="T18">sollten daher </text:span>weit genug auseinander liegen – <text:span text:style-name="T17">lege das Blatt am Besten</text:span> quer.</text:p>
      <text:p text:style-name="P9"/>
      <text:p text:style-name="P25">Aufwand für die Such<text:span text:style-name="T19">e</text:span></text:p>
      <text:p text:style-name="P5"/>
      <text:p text:style-name="P5">Eine wichtige Funktion eines Adressbuchs ist die <text:span text:style-name="T2">Suchfunktion</text:span>. Damit sucht man die Adresse <text:span text:style-name="T19">zu</text:span> eine<text:span text:style-name="T19">m</text:span> bestimmen Namen. Datenstruktur<text:span text:style-name="T19">en werden</text:span> in der Informatik oft <text:span text:style-name="T19">danach bewertet</text:span>, wie hoch der <text:span text:style-name="T3">zeitliche</text:span><text:span text:style-name="T2"> Aufwand</text:span> für <text:span text:style-name="T19">gängige Algorithmen ist. Für Arrays haben wir z.B. den Aufwand von Sortieralgorithmen untersucht. Hier untersuchen wir den zeitlichen Aufwand für die Suche und vergleichen dabei die Datenstrukturen Liste und Suchbaum.</text:span></text:p>
      <text:p text:style-name="P5"/>
      <text:p text:style-name="P5"/>
      <text:p text:style-name="P15">Aufgabe 3</text:p>
      <text:p text:style-name="P5"/>
      <text:p text:style-name="P11"><text:span text:style-name="T19">V</text:span>ergleiche eine sortierte Liste und einen Suchbaum, in denen <text:span text:style-name="T19">jeweils</text:span> <text:span text:style-name="T2">15 </text:span><text:span text:style-name="T5">gleiche </text:span><text:span text:style-name="T2">Namen</text:span> enthalten sind. <text:span text:style-name="T19">Ein bestimmter Name soll gefunden werden, von dem wir annehmen, dass er in einer alphabetisch sortierten Liste bzw. in einem Suchbaum enthalten ist.</text:span></text:p>
      <text:p text:style-name="P6"/>
      <text:list xml:id="list1151907292" text:style-name="L2">
        <text:list-item>
          <text:p text:style-name="P28"><text:span text:style-name="T20">Wie viele </text:span><text:span text:style-name="T21">Knoten muss man </text:span><text:span text:style-name="T22">im Mittel</text:span><text:span text:style-name="T20"> </text:span><text:span text:style-name="T22">prüfen</text:span><text:span text:style-name="T20">, um d</text:span><text:span text:style-name="T22">en gesuchten</text:span><text:span text:style-name="T20"> Namen in </text:span><text:span text:style-name="T22">der </text:span><text:span text:style-name="T9">sortierten</text:span><text:span text:style-name="T6"> Liste</text:span><text:span text:style-name="T20"> zu finden? </text:span></text:p>
        </text:list-item>
      </text:list>
      <text:p text:style-name="P30"/>
      <text:list xml:id="list154545316850243" text:continue-numbering="true" text:style-name="L2">
        <text:list-item>
          <text:p text:style-name="P28"><text:span text:style-name="T20">Wie viele </text:span><text:span text:style-name="T21">Knoten </text:span><text:span text:style-name="T22">muss man im Mittel prüfen</text:span><text:span text:style-name="T20">, um den Namen i</text:span><text:span text:style-name="T21">m</text:span><text:span text:style-name="T20"> </text:span><text:span text:style-name="T8">Such</text:span><text:span text:style-name="T6">baum</text:span><text:span text:style-name="T20"> zu finden?</text:span></text:p>
        </text:list-item>
      </text:list>
      <text:p text:style-name="P5"/>
      <text:p text:style-name="P10">Gib <text:span text:style-name="T12">jeweils </text:span>die Rechnung und den genauen Wert für den durchschnittlichen Aufwand an.</text:p>
      <text:p text:style-name="P5"/>
      <text:list xml:id="list154544252799628" text:continue-numbering="true" text:style-name="L2">
        <text:list-item>
          <text:p text:style-name="P28"><text:span text:style-name="T21">Falls </text:span><text:span text:style-name="T20">ein Name gesucht wird, der nicht im Adressbuch enthalten ist:<text:line-break/>Wie viele Schritte braucht die Suche in der Liste, wie viele im </text:span><text:span text:style-name="T21">Such</text:span><text:span text:style-name="T20">baum?</text:span></text:p>
        </text:list-item>
      </text:list>
      <text:p text:style-name="P5"/>
      <text:p text:style-name="P5"/>
      <text:p text:style-name="P15">Aufgabe <text:span text:style-name="T13">4</text:span></text:p>
      <text:p text:style-name="P6"/>
      <text:p text:style-name="P6">Beim Aufbau eines binären Suchbaums spielt die zufällige Reihenfolge beim Einfügen der neuen Namen eine große Rolle. <text:span text:style-name="T12">Das wird deutlich, wenn man die Namen in einer ungünstigen Reihenfolge einfügt. </text:span>Zeichne die Struktur des <text:span text:style-name="T19">Such</text:span>baums, die entsteht, wenn man folgende Namen in <text:span text:style-name="T19">der angegebenen</text:span> Reihenfolge einfügt:</text:p>
      <text:p text:style-name="P6"/>
      <text:p text:style-name="P21">Albrecht – Bischof – Becker – Engel – Knigge – Meier – Paulsen – Schmidt</text:p>
      <text:p text:style-name="P6"/>
      <text:p text:style-name="P6">Hinweis: Diese Struktur nennt man „entarteten Baum“.</text:p>
      <text:p text:style-name="P6"/>
      <text:p text:style-name="P7"/>
      <text:p text:style-name="P16">Aufgabe <text:span text:style-name="T13">5</text:span></text:p>
      <text:p text:style-name="P7"/>
      <text:p text:style-name="P7">Verallgemeinere die Ergebnisse aus Aufgabe 3.</text:p>
      <text:p text:style-name="P7">Wir betrachten hier zur Vereinfachung die <text:span text:style-name="T2">maximale Anzahl</text:span> von Schritten, die die Suchfunktion benötigt (d.h. wenn der gesuchte Name <text:span text:style-name="T12">an einem </text:span>Blatt <text:span text:style-name="T12">liegt</text:span> oder nicht im Baum enthalten ist).</text:p>
      <text:list xml:id="list154544257146400" text:continue-list="list154545648323849" text:style-name="L1">
        <text:list-item>
          <text:p text:style-name="P33"><text:span text:style-name="T10">Wie viele Schritte benötigt die Such</text:span><text:span text:style-name="T22">e</text:span><text:span text:style-name="T10"> im binären Suchbaum maximal, wenn </text:span><text:span text:style-name="T22">er</text:span><text:span text:style-name="T10"> </text:span><text:span text:style-name="T23">ca. </text:span><text:span text:style-name="T10">10</text:span><text:span text:style-name="T23">00</text:span><text:span text:style-name="T10"> Namen enthält (und ganz regelmäßig aufgebaut ist)?</text:span></text:p>
        </text:list-item>
        <text:list-item>
          <text:p text:style-name="P34">Wie viele Schritte benötigt die Suche maximal in einem <text:span text:style-name="T19">Suchb</text:span>aum mit <text:span text:style-name="T25">ca. 1 Mio.</text:span> Knoten?</text:p>
        </text:list-item>
        <text:list-item>
          <text:p text:style-name="P34">Wie viele Schritte in einem Baum mit n Knoten?</text:p>
        </text:list-item>
      </text:list>
      <text:p text:style-name="P13"/>
      <text:p text:style-name="P20"><draw:frame text:anchor-type="paragraph" draw:z-index="0" draw:name="Form1" draw:style-name="gr1" draw:text-style-name="P35" svg:width="1.795cm" svg:height="0.63cm" svg:x="15.208cm" svg:y="0.159cm"><draw:image xlink:href="Pictures/10000000000000580000001F196641809BB809C4.png" xlink:type="simple" xlink:show="embed" xlink:actuate="onLoad" loext:mime-type="image/png"><text:p/></draw:image></draw:frame></text:p>
      <text:p text:style-name="P19"><text:span text:style-name="T26">Autor: </text:span><text:span text:style-name="T27">Christian Pothmann – </text:span><text:a xlink:type="simple" xlink:href="https://cpothmann.de/" text:style-name="Internet_20_link" text:visited-style-name="Visited_20_Internet_20_Link"><text:span text:style-name="T27">c</text:span></text:a><text:a xlink:type="simple" xlink:href="https://cpothmann.de/" text:style-name="Internet_20_link" text:visited-style-name="Visited_20_Internet_20_Link"><text:span text:style-name="T28">pothmann.de</text:span></text:a><text:span text:style-name="T28">, f</text:span><text:span text:style-name="T27">reigegeben unter </text:span><text:a xlink:type="simple" xlink:href="https://creativecommons.org/licenses/by-nc-sa/4.0/" text:style-name="Internet_20_link" text:visited-style-name="Visited_20_Internet_20_Link"><text:span text:style-name="T27">CC BY-NC-SA 4.0</text:span></text:a><text:span text:style-name="T27">, </text:span><text:span text:style-name="T29">Jun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Linienspitzen_20_1" draw:display-name="Linienspitzen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8c27c" officeooo:paragraph-rsid="0038c27c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Binärer Suchbaum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-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4T15:45:43.602000000</dc:date>
    <meta:editing-duration>PT6H42M25S</meta:editing-duration>
    <meta:editing-cycles>48</meta:editing-cycles>
    <meta:generator>LibreOffice/6.2.5.2$Windows_X86_64 LibreOffice_project/1ec314fa52f458adc18c4f025c545a4e8b22c159</meta:generator>
    <meta:document-statistic meta:table-count="1" meta:image-count="0" meta:object-count="0" meta:page-count="2" meta:paragraph-count="42" meta:word-count="662" meta:character-count="4341" meta:non-whitespace-character-count="3673"/>
  </office:meta>
</office:document-meta>
</file>